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4.3028in"/>
    </style:style>
    <style:style style:name="co4" style:family="table-column">
      <style:table-column-properties fo:break-before="auto" style:column-width="2.0835in"/>
    </style:style>
    <style:style style:name="co5" style:family="table-column">
      <style:table-column-properties fo:break-before="auto" style:column-width="1.11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FINANCE, INSURANCE, REAL ESTATE, RENTAL, AND LEASING</text:p>
          </table:table-cell>
          <table:table-cell office:value-type="string" calcext:value-type="string">
            <text:p>TOTAL PRIVATE INDUSTRIES</text:p>
          </table:table-cell>
          <table:table-cell office:value-type="string" calcext:value-type="string">
            <text:p>GOVERNMENT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507.4" calcext:value-type="float">
            <text:p>507.4</text:p>
          </table:table-cell>
          <table:table-cell office:value-type="float" office:value="65.5" calcext:value-type="float">
            <text:p>65.5</text:p>
          </table:table-cell>
          <table:table-cell office:value-type="float" office:value="442.1" calcext:value-type="float">
            <text:p>442.1</text:p>
          </table:table-cell>
          <table:table-cell office:value-type="float" office:value="65.3" calcext:value-type="float">
            <text:p>65.3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527.4" calcext:value-type="float">
            <text:p>527.4</text:p>
          </table:table-cell>
          <table:table-cell office:value-type="float" office:value="70.3" calcext:value-type="float">
            <text:p>70.3</text:p>
          </table:table-cell>
          <table:table-cell office:value-type="float" office:value="457.9" calcext:value-type="float">
            <text:p>457.9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545.7" calcext:value-type="float">
            <text:p>545.7</text:p>
          </table:table-cell>
          <table:table-cell office:value-type="float" office:value="74.7" calcext:value-type="float">
            <text:p>74.7</text:p>
          </table:table-cell>
          <table:table-cell office:value-type="float" office:value="472" calcext:value-type="float">
            <text:p>472</text:p>
          </table:table-cell>
          <table:table-cell office:value-type="float" office:value="73.7" calcext:value-type="float">
            <text:p>73.7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586.5" calcext:value-type="float">
            <text:p>586.5</text:p>
          </table:table-cell>
          <table:table-cell office:value-type="float" office:value="79.5" calcext:value-type="float">
            <text:p>79.5</text:p>
          </table:table-cell>
          <table:table-cell office:value-type="float" office:value="507.6" calcext:value-type="float">
            <text:p>507.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618.7" calcext:value-type="float">
            <text:p>618.7</text:p>
          </table:table-cell>
          <table:table-cell office:value-type="float" office:value="83.8" calcext:value-type="float">
            <text:p>83.8</text:p>
          </table:table-cell>
          <table:table-cell office:value-type="float" office:value="533.9" calcext:value-type="float">
            <text:p>533.9</text:p>
          </table:table-cell>
          <table:table-cell office:value-type="float" office:value="84.8" calcext:value-type="float">
            <text:p>84.8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664.4" calcext:value-type="float">
            <text:p>664.4</text:p>
          </table:table-cell>
          <table:table-cell office:value-type="float" office:value="89.5" calcext:value-type="float">
            <text:p>89.5</text:p>
          </table:table-cell>
          <table:table-cell office:value-type="float" office:value="573.4" calcext:value-type="float">
            <text:p>573.4</text:p>
          </table:table-cell>
          <table:table-cell office:value-type="float" office:value="90.9" calcext:value-type="float">
            <text:p>90.9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720.1" calcext:value-type="float">
            <text:p>720.1</text:p>
          </table:table-cell>
          <table:table-cell office:value-type="float" office:value="96" calcext:value-type="float">
            <text:p>96</text:p>
          </table:table-cell>
          <table:table-cell office:value-type="float" office:value="623" calcext:value-type="float">
            <text:p>623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789.3" calcext:value-type="float">
            <text:p>789.3</text:p>
          </table:table-cell>
          <table:table-cell office:value-type="float" office:value="103.9" calcext:value-type="float">
            <text:p>103.9</text:p>
          </table:table-cell>
          <table:table-cell office:value-type="float" office:value="681.6" calcext:value-type="float">
            <text:p>681.6</text:p>
          </table:table-cell>
          <table:table-cell office:value-type="float" office:value="107.7" calcext:value-type="float">
            <text:p>107.7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834.1" calcext:value-type="float">
            <text:p>834.1</text:p>
          </table:table-cell>
          <table:table-cell office:value-type="float" office:value="111.6" calcext:value-type="float">
            <text:p>111.6</text:p>
          </table:table-cell>
          <table:table-cell office:value-type="float" office:value="715.5" calcext:value-type="float">
            <text:p>715.5</text:p>
          </table:table-cell>
          <table:table-cell office:value-type="float" office:value="118.6" calcext:value-type="float">
            <text:p>118.6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911.5" calcext:value-type="float">
            <text:p>911.5</text:p>
          </table:table-cell>
          <table:table-cell office:value-type="float" office:value="121.5" calcext:value-type="float">
            <text:p>121.5</text:p>
          </table:table-cell>
          <table:table-cell office:value-type="float" office:value="779.4" calcext:value-type="float">
            <text:p>779.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985.3" calcext:value-type="float">
            <text:p>985.3</text:p>
          </table:table-cell>
          <table:table-cell office:value-type="float" office:value="132.3" calcext:value-type="float">
            <text:p>132.3</text:p>
          </table:table-cell>
          <table:table-cell office:value-type="float" office:value="841.1" calcext:value-type="float">
            <text:p>841.1</text:p>
          </table:table-cell>
          <table:table-cell office:value-type="float" office:value="144.3" calcext:value-type="float">
            <text:p>144.3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039.7" calcext:value-type="float">
            <text:p>1039.7</text:p>
          </table:table-cell>
          <table:table-cell office:value-type="float" office:value="142.1" calcext:value-type="float">
            <text:p>142.1</text:p>
          </table:table-cell>
          <table:table-cell office:value-type="float" office:value="880.7" calcext:value-type="float">
            <text:p>880.7</text:p>
          </table:table-cell>
          <table:table-cell office:value-type="float" office:value="158.9" calcext:value-type="float">
            <text:p>158.9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128.6" calcext:value-type="float">
            <text:p>1128.6</text:p>
          </table:table-cell>
          <table:table-cell office:value-type="float" office:value="157.6" calcext:value-type="float">
            <text:p>157.6</text:p>
          </table:table-cell>
          <table:table-cell office:value-type="float" office:value="955.4" calcext:value-type="float">
            <text:p>955.4</text:p>
          </table:table-cell>
          <table:table-cell office:value-type="float" office:value="173.2" calcext:value-type="float">
            <text:p>173.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240.4" calcext:value-type="float">
            <text:p>1240.4</text:p>
          </table:table-cell>
          <table:table-cell office:value-type="float" office:value="172" calcext:value-type="float">
            <text:p>172</text:p>
          </table:table-cell>
          <table:table-cell office:value-type="float" office:value="1051.1" calcext:value-type="float">
            <text:p>1051.1</text:p>
          </table:table-cell>
          <table:table-cell office:value-type="float" office:value="189.3" calcext:value-type="float">
            <text:p>189.3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385.5" calcext:value-type="float">
            <text:p>1385.5</text:p>
          </table:table-cell>
          <table:table-cell office:value-type="float" office:value="189.5" calcext:value-type="float">
            <text:p>189.5</text:p>
          </table:table-cell>
          <table:table-cell office:value-type="float" office:value="1180.9" calcext:value-type="float">
            <text:p>1180.9</text:p>
          </table:table-cell>
          <table:table-cell office:value-type="float" office:value="204.6" calcext:value-type="float">
            <text:p>204.6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500" calcext:value-type="float">
            <text:p>1500</text:p>
          </table:table-cell>
          <table:table-cell office:value-type="float" office:value="223.3" calcext:value-type="float">
            <text:p>223.3</text:p>
          </table:table-cell>
          <table:table-cell office:value-type="float" office:value="1277.3" calcext:value-type="float">
            <text:p>1277.3</text:p>
          </table:table-cell>
          <table:table-cell office:value-type="float" office:value="222.6" calcext:value-type="float">
            <text:p>222.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638.3" calcext:value-type="float">
            <text:p>1638.3</text:p>
          </table:table-cell>
          <table:table-cell office:value-type="float" office:value="248.2" calcext:value-type="float">
            <text:p>248.2</text:p>
          </table:table-cell>
          <table:table-cell office:value-type="float" office:value="1391.5" calcext:value-type="float">
            <text:p>1391.5</text:p>
          </table:table-cell>
          <table:table-cell office:value-type="float" office:value="246.9" calcext:value-type="float">
            <text:p>246.9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825.3" calcext:value-type="float">
            <text:p>1825.3</text:p>
          </table:table-cell>
          <table:table-cell office:value-type="float" office:value="272.1" calcext:value-type="float">
            <text:p>272.1</text:p>
          </table:table-cell>
          <table:table-cell office:value-type="float" office:value="1556.2" calcext:value-type="float">
            <text:p>1556.2</text:p>
          </table:table-cell>
          <table:table-cell office:value-type="float" office:value="269.1" calcext:value-type="float">
            <text:p>269.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030.9" calcext:value-type="float">
            <text:p>2030.9</text:p>
          </table:table-cell>
          <table:table-cell office:value-type="float" office:value="304" calcext:value-type="float">
            <text:p>304</text:p>
          </table:table-cell>
          <table:table-cell office:value-type="float" office:value="1739.4" calcext:value-type="float">
            <text:p>1739.4</text:p>
          </table:table-cell>
          <table:table-cell office:value-type="float" office:value="291.5" calcext:value-type="float">
            <text:p>291.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294.7" calcext:value-type="float">
            <text:p>2294.7</text:p>
          </table:table-cell>
          <table:table-cell office:value-type="float" office:value="347.4" calcext:value-type="float">
            <text:p>347.4</text:p>
          </table:table-cell>
          <table:table-cell office:value-type="float" office:value="1977" calcext:value-type="float">
            <text:p>1977</text:p>
          </table:table-cell>
          <table:table-cell office:value-type="float" office:value="317.7" calcext:value-type="float">
            <text:p>317.7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563.3" calcext:value-type="float">
            <text:p>2563.3</text:p>
          </table:table-cell>
          <table:table-cell office:value-type="float" office:value="390.3" calcext:value-type="float">
            <text:p>390.3</text:p>
          </table:table-cell>
          <table:table-cell office:value-type="float" office:value="2217.7" calcext:value-type="float">
            <text:p>2217.7</text:p>
          </table:table-cell>
          <table:table-cell office:value-type="float" office:value="345.7" calcext:value-type="float">
            <text:p>345.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789.5" calcext:value-type="float">
            <text:p>2789.5</text:p>
          </table:table-cell>
          <table:table-cell office:value-type="float" office:value="442.4" calcext:value-type="float">
            <text:p>442.4</text:p>
          </table:table-cell>
          <table:table-cell office:value-type="float" office:value="2405.8" calcext:value-type="float">
            <text:p>2405.8</text:p>
          </table:table-cell>
          <table:table-cell office:value-type="float" office:value="383.7" calcext:value-type="float">
            <text:p>383.7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128.4" calcext:value-type="float">
            <text:p>3128.4</text:p>
          </table:table-cell>
          <table:table-cell office:value-type="float" office:value="498.4" calcext:value-type="float">
            <text:p>498.4</text:p>
          </table:table-cell>
          <table:table-cell office:value-type="float" office:value="2702.5" calcext:value-type="float">
            <text:p>2702.5</text:p>
          </table:table-cell>
          <table:table-cell office:value-type="float" office:value="425.9" calcext:value-type="float">
            <text:p>425.9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255" calcext:value-type="float">
            <text:p>3255</text:p>
          </table:table-cell>
          <table:table-cell office:value-type="float" office:value="539.9" calcext:value-type="float">
            <text:p>539.9</text:p>
          </table:table-cell>
          <table:table-cell office:value-type="float" office:value="2792.6" calcext:value-type="float">
            <text:p>2792.6</text:p>
          </table:table-cell>
          <table:table-cell office:value-type="float" office:value="462.4" calcext:value-type="float">
            <text:p>462.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536.7" calcext:value-type="float">
            <text:p>3536.7</text:p>
          </table:table-cell>
          <table:table-cell office:value-type="float" office:value="604.6" calcext:value-type="float">
            <text:p>604.6</text:p>
          </table:table-cell>
          <table:table-cell office:value-type="float" office:value="3043.5" calcext:value-type="float">
            <text:p>3043.5</text:p>
          </table:table-cell>
          <table:table-cell office:value-type="float" office:value="493.1" calcext:value-type="float">
            <text:p>493.1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3933.2" calcext:value-type="float">
            <text:p>3933.2</text:p>
          </table:table-cell>
          <table:table-cell office:value-type="float" office:value="670.2" calcext:value-type="float">
            <text:p>670.2</text:p>
          </table:table-cell>
          <table:table-cell office:value-type="float" office:value="3395.1" calcext:value-type="float">
            <text:p>3395.1</text:p>
          </table:table-cell>
          <table:table-cell office:value-type="float" office:value="538.1" calcext:value-type="float">
            <text:p>538.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220.3" calcext:value-type="float">
            <text:p>4220.3</text:p>
          </table:table-cell>
          <table:table-cell office:value-type="float" office:value="729.7" calcext:value-type="float">
            <text:p>729.7</text:p>
          </table:table-cell>
          <table:table-cell office:value-type="float" office:value="3637" calcext:value-type="float">
            <text:p>3637</text:p>
          </table:table-cell>
          <table:table-cell office:value-type="float" office:value="583.3" calcext:value-type="float">
            <text:p>583.3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4462.8" calcext:value-type="float">
            <text:p>4462.8</text:p>
          </table:table-cell>
          <table:table-cell office:value-type="float" office:value="795.1" calcext:value-type="float">
            <text:p>795.1</text:p>
          </table:table-cell>
          <table:table-cell office:value-type="float" office:value="3842.9" calcext:value-type="float">
            <text:p>3842.9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4739.5" calcext:value-type="float">
            <text:p>4739.5</text:p>
          </table:table-cell>
          <table:table-cell office:value-type="float" office:value="840.3" calcext:value-type="float">
            <text:p>840.3</text:p>
          </table:table-cell>
          <table:table-cell office:value-type="float" office:value="4080.4" calcext:value-type="float">
            <text:p>4080.4</text:p>
          </table:table-cell>
          <table:table-cell office:value-type="float" office:value="659.1" calcext:value-type="float">
            <text:p>659.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5103.8" calcext:value-type="float">
            <text:p>5103.8</text:p>
          </table:table-cell>
          <table:table-cell office:value-type="float" office:value="910.1" calcext:value-type="float">
            <text:p>910.1</text:p>
          </table:table-cell>
          <table:table-cell office:value-type="float" office:value="4399.1" calcext:value-type="float">
            <text:p>4399.1</text:p>
          </table:table-cell>
          <table:table-cell office:value-type="float" office:value="704.7" calcext:value-type="float">
            <text:p>704.7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5484.4" calcext:value-type="float">
            <text:p>5484.4</text:p>
          </table:table-cell>
          <table:table-cell office:value-type="float" office:value="975.4" calcext:value-type="float">
            <text:p>975.4</text:p>
          </table:table-cell>
          <table:table-cell office:value-type="float" office:value="4732.3" calcext:value-type="float">
            <text:p>4732.3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5803.1" calcext:value-type="float">
            <text:p>5803.1</text:p>
          </table:table-cell>
          <table:table-cell office:value-type="float" office:value="1042.1" calcext:value-type="float">
            <text:p>1042.1</text:p>
          </table:table-cell>
          <table:table-cell office:value-type="float" office:value="4997.8" calcext:value-type="float">
            <text:p>4997.8</text:p>
          </table:table-cell>
          <table:table-cell office:value-type="float" office:value="805.3" calcext:value-type="float">
            <text:p>805.3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5995.9" calcext:value-type="float">
            <text:p>5995.9</text:p>
          </table:table-cell>
          <table:table-cell office:value-type="float" office:value="1103.6" calcext:value-type="float">
            <text:p>1103.6</text:p>
          </table:table-cell>
          <table:table-cell office:value-type="float" office:value="5138.7" calcext:value-type="float">
            <text:p>5138.7</text:p>
          </table:table-cell>
          <table:table-cell office:value-type="float" office:value="857.2" calcext:value-type="float">
            <text:p>857.2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337.7" calcext:value-type="float">
            <text:p>6337.7</text:p>
          </table:table-cell>
          <table:table-cell office:value-type="float" office:value="1177.4" calcext:value-type="float">
            <text:p>1177.4</text:p>
          </table:table-cell>
          <table:table-cell office:value-type="float" office:value="5440.4" calcext:value-type="float">
            <text:p>5440.4</text:p>
          </table:table-cell>
          <table:table-cell office:value-type="float" office:value="897.3" calcext:value-type="float">
            <text:p>897.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657.4" calcext:value-type="float">
            <text:p>6657.4</text:p>
          </table:table-cell>
          <table:table-cell office:value-type="float" office:value="1241.5" calcext:value-type="float">
            <text:p>1241.5</text:p>
          </table:table-cell>
          <table:table-cell office:value-type="float" office:value="5729.3" calcext:value-type="float">
            <text:p>5729.3</text:p>
          </table:table-cell>
          <table:table-cell office:value-type="float" office:value="928.1" calcext:value-type="float">
            <text:p>928.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7072.2" calcext:value-type="float">
            <text:p>7072.2</text:p>
          </table:table-cell>
          <table:table-cell office:value-type="float" office:value="1297.8" calcext:value-type="float">
            <text:p>1297.8</text:p>
          </table:table-cell>
          <table:table-cell office:value-type="float" office:value="6110.5" calcext:value-type="float">
            <text:p>6110.5</text:p>
          </table:table-cell>
          <table:table-cell office:value-type="float" office:value="961.8" calcext:value-type="float">
            <text:p>961.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7397.7" calcext:value-type="float">
            <text:p>7397.7</text:p>
          </table:table-cell>
          <table:table-cell office:value-type="float" office:value="1383" calcext:value-type="float">
            <text:p>1383</text:p>
          </table:table-cell>
          <table:table-cell office:value-type="float" office:value="6407.2" calcext:value-type="float">
            <text:p>6407.2</text:p>
          </table:table-cell>
          <table:table-cell office:value-type="float" office:value="990.4" calcext:value-type="float">
            <text:p>990.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816.9" calcext:value-type="float">
            <text:p>7816.9</text:p>
          </table:table-cell>
          <table:table-cell office:value-type="float" office:value="1470.7" calcext:value-type="float">
            <text:p>1470.7</text:p>
          </table:table-cell>
          <table:table-cell office:value-type="float" office:value="6795.2" calcext:value-type="float">
            <text:p>6795.2</text:p>
          </table:table-cell>
          <table:table-cell office:value-type="float" office:value="1021.6" calcext:value-type="float">
            <text:p>1021.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577.6" calcext:value-type="float">
            <text:p>8577.6</text:p>
          </table:table-cell>
          <table:table-cell office:value-type="float" office:value="1612.4" calcext:value-type="float">
            <text:p>1612.4</text:p>
          </table:table-cell>
          <table:table-cell office:value-type="float" office:value="7432" calcext:value-type="float">
            <text:p>7432</text:p>
          </table:table-cell>
          <table:table-cell office:value-type="float" office:value="1145.6" calcext:value-type="float">
            <text:p>1145.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9062.8" calcext:value-type="float">
            <text:p>9062.8</text:p>
          </table:table-cell>
          <table:table-cell office:value-type="float" office:value="1710.1" calcext:value-type="float">
            <text:p>1710.1</text:p>
          </table:table-cell>
          <table:table-cell office:value-type="float" office:value="7871.5" calcext:value-type="float">
            <text:p>7871.5</text:p>
          </table:table-cell>
          <table:table-cell office:value-type="float" office:value="1191.3" calcext:value-type="float">
            <text:p>1191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630.7" calcext:value-type="float">
            <text:p>9630.7</text:p>
          </table:table-cell>
          <table:table-cell office:value-type="float" office:value="1837.1" calcext:value-type="float">
            <text:p>1837.1</text:p>
          </table:table-cell>
          <table:table-cell office:value-type="float" office:value="8378.3" calcext:value-type="float">
            <text:p>8378.3</text:p>
          </table:table-cell>
          <table:table-cell office:value-type="float" office:value="1252.3" calcext:value-type="float">
            <text:p>1252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252.3" calcext:value-type="float">
            <text:p>10252.3</text:p>
          </table:table-cell>
          <table:table-cell office:value-type="float" office:value="1974.7" calcext:value-type="float">
            <text:p>1974.7</text:p>
          </table:table-cell>
          <table:table-cell office:value-type="float" office:value="8929.3" calcext:value-type="float">
            <text:p>8929.3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581.8" calcext:value-type="float">
            <text:p>10581.8</text:p>
          </table:table-cell>
          <table:table-cell office:value-type="float" office:value="2128.1" calcext:value-type="float">
            <text:p>2128.1</text:p>
          </table:table-cell>
          <table:table-cell office:value-type="float" office:value="9188.9" calcext:value-type="float">
            <text:p>9188.9</text:p>
          </table:table-cell>
          <table:table-cell office:value-type="float" office:value="1392.9" calcext:value-type="float">
            <text:p>1392.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936.4" calcext:value-type="float">
            <text:p>10936.4</text:p>
          </table:table-cell>
          <table:table-cell office:value-type="float" office:value="2217" calcext:value-type="float">
            <text:p>2217</text:p>
          </table:table-cell>
          <table:table-cell office:value-type="float" office:value="9462" calcext:value-type="float">
            <text:p>9462</text:p>
          </table:table-cell>
          <table:table-cell office:value-type="float" office:value="1474.4" calcext:value-type="float">
            <text:p>1474.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1458.2" calcext:value-type="float">
            <text:p>11458.2</text:p>
          </table:table-cell>
          <table:table-cell office:value-type="float" office:value="2295.9" calcext:value-type="float">
            <text:p>2295.9</text:p>
          </table:table-cell>
          <table:table-cell office:value-type="float" office:value="9905.9" calcext:value-type="float">
            <text:p>9905.9</text:p>
          </table:table-cell>
          <table:table-cell office:value-type="float" office:value="1552.3" calcext:value-type="float">
            <text:p>1552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2213.7" calcext:value-type="float">
            <text:p>12213.7</text:p>
          </table:table-cell>
          <table:table-cell office:value-type="float" office:value="2389.1" calcext:value-type="float">
            <text:p>2389.1</text:p>
          </table:table-cell>
          <table:table-cell office:value-type="float" office:value="10582.5" calcext:value-type="float">
            <text:p>10582.5</text:p>
          </table:table-cell>
          <table:table-cell office:value-type="float" office:value="1631.3" calcext:value-type="float">
            <text:p>1631.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3036.6" calcext:value-type="float">
            <text:p>13036.6</text:p>
          </table:table-cell>
          <table:table-cell office:value-type="float" office:value="2606.2" calcext:value-type="float">
            <text:p>2606.2</text:p>
          </table:table-cell>
          <table:table-cell office:value-type="float" office:value="11326.4" calcext:value-type="float">
            <text:p>11326.4</text:p>
          </table:table-cell>
          <table:table-cell office:value-type="float" office:value="1710.3" calcext:value-type="float">
            <text:p>1710.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3814.6" calcext:value-type="float">
            <text:p>13814.6</text:p>
          </table:table-cell>
          <table:table-cell office:value-type="float" office:value="2743.9" calcext:value-type="float">
            <text:p>2743.9</text:p>
          </table:table-cell>
          <table:table-cell office:value-type="float" office:value="12022.6" calcext:value-type="float">
            <text:p>12022.6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4451.9" calcext:value-type="float">
            <text:p>14451.9</text:p>
          </table:table-cell>
          <table:table-cell office:value-type="float" office:value="2848.3" calcext:value-type="float">
            <text:p>2848.3</text:p>
          </table:table-cell>
          <table:table-cell office:value-type="float" office:value="12564.8" calcext:value-type="float">
            <text:p>12564.8</text:p>
          </table:table-cell>
          <table:table-cell office:value-type="float" office:value="1887.1" calcext:value-type="float">
            <text:p>1887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4712.8" calcext:value-type="float">
            <text:p>14712.8</text:p>
          </table:table-cell>
          <table:table-cell office:value-type="float" office:value="2762.7" calcext:value-type="float">
            <text:p>2762.7</text:p>
          </table:table-cell>
          <table:table-cell office:value-type="float" office:value="12731.2" calcext:value-type="float">
            <text:p>12731.2</text:p>
          </table:table-cell>
          <table:table-cell office:value-type="float" office:value="1981.6" calcext:value-type="float">
            <text:p>1981.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448.9" calcext:value-type="float">
            <text:p>14448.9</text:p>
          </table:table-cell>
          <table:table-cell office:value-type="float" office:value="2867.7" calcext:value-type="float">
            <text:p>2867.7</text:p>
          </table:table-cell>
          <table:table-cell office:value-type="float" office:value="12403.9" calcext:value-type="float">
            <text:p>12403.9</text:p>
          </table:table-cell>
          <table:table-cell office:value-type="float" office:value="2045.1" calcext:value-type="float">
            <text:p>2045.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992.1" calcext:value-type="float">
            <text:p>14992.1</text:p>
          </table:table-cell>
          <table:table-cell office:value-type="float" office:value="2943" calcext:value-type="float">
            <text:p>2943</text:p>
          </table:table-cell>
          <table:table-cell office:value-type="float" office:value="12884.1" calcext:value-type="float">
            <text:p>12884.1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5542.6" calcext:value-type="float">
            <text:p>15542.6</text:p>
          </table:table-cell>
          <table:table-cell office:value-type="float" office:value="3045.3" calcext:value-type="float">
            <text:p>3045.3</text:p>
          </table:table-cell>
          <table:table-cell office:value-type="float" office:value="13405.5" calcext:value-type="float">
            <text:p>13405.5</text:p>
          </table:table-cell>
          <table:table-cell office:value-type="float" office:value="2137.1" calcext:value-type="float">
            <text:p>2137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197" calcext:value-type="float">
            <text:p>16197</text:p>
          </table:table-cell>
          <table:table-cell office:value-type="float" office:value="3261" calcext:value-type="float">
            <text:p>3261</text:p>
          </table:table-cell>
          <table:table-cell office:value-type="float" office:value="14037.5" calcext:value-type="float">
            <text:p>14037.5</text:p>
          </table:table-cell>
          <table:table-cell office:value-type="float" office:value="2159.5" calcext:value-type="float">
            <text:p>2159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6784.9" calcext:value-type="float">
            <text:p>16784.9</text:p>
          </table:table-cell>
          <table:table-cell office:value-type="float" office:value="3322.8" calcext:value-type="float">
            <text:p>3322.8</text:p>
          </table:table-cell>
          <table:table-cell office:value-type="float" office:value="14572.3" calcext:value-type="float">
            <text:p>14572.3</text:p>
          </table:table-cell>
          <table:table-cell office:value-type="float" office:value="2212.5" calcext:value-type="float">
            <text:p>2212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7527.3" calcext:value-type="float">
            <text:p>17527.3</text:p>
          </table:table-cell>
          <table:table-cell office:value-type="float" office:value="3548" calcext:value-type="float">
            <text:p>3548</text:p>
          </table:table-cell>
          <table:table-cell office:value-type="float" office:value="15255.9" calcext:value-type="float">
            <text:p>15255.9</text:p>
          </table:table-cell>
          <table:table-cell office:value-type="float" office:value="2271.4" calcext:value-type="float">
            <text:p>2271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8238.3" calcext:value-type="float">
            <text:p>18238.3</text:p>
          </table:table-cell>
          <table:table-cell office:value-type="float" office:value="3749" calcext:value-type="float">
            <text:p>3749</text:p>
          </table:table-cell>
          <table:table-cell office:value-type="float" office:value="15898.9" calcext:value-type="float">
            <text:p>15898.9</text:p>
          </table:table-cell>
          <table:table-cell office:value-type="float" office:value="2339.4" calcext:value-type="float">
            <text:p>2339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745.1" calcext:value-type="float">
            <text:p>18745.1</text:p>
          </table:table-cell>
          <table:table-cell office:value-type="float" office:value="3946" calcext:value-type="float">
            <text:p>3946</text:p>
          </table:table-cell>
          <table:table-cell office:value-type="float" office:value="16360.2" calcext:value-type="float">
            <text:p>16360.2</text:p>
          </table:table-cell>
          <table:table-cell office:value-type="float" office:value="2384.9" calcext:value-type="float">
            <text:p>2384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543" calcext:value-type="float">
            <text:p>19543</text:p>
          </table:table-cell>
          <table:table-cell office:value-type="float" office:value="4116.8" calcext:value-type="float">
            <text:p>4116.8</text:p>
          </table:table-cell>
          <table:table-cell office:value-type="float" office:value="17094.2" calcext:value-type="float">
            <text:p>17094.2</text:p>
          </table:table-cell>
          <table:table-cell office:value-type="float" office:value="2448.7" calcext:value-type="float">
            <text:p>2448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0611.9" calcext:value-type="float">
            <text:p>20611.9</text:p>
          </table:table-cell>
          <table:table-cell office:value-type="float" office:value="4371.9" calcext:value-type="float">
            <text:p>4371.9</text:p>
          </table:table-cell>
          <table:table-cell office:value-type="float" office:value="18062.2" calcext:value-type="float">
            <text:p>18062.2</text:p>
          </table:table-cell>
          <table:table-cell office:value-type="float" office:value="2549.7" calcext:value-type="float">
            <text:p>2549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433.2" calcext:value-type="float">
            <text:p>21433.2</text:p>
          </table:table-cell>
          <table:table-cell office:value-type="float" office:value="4541.8" calcext:value-type="float">
            <text:p>4541.8</text:p>
          </table:table-cell>
          <table:table-cell office:value-type="float" office:value="18793.8" calcext:value-type="float">
            <text:p>18793.8</text:p>
          </table:table-cell>
          <table:table-cell office:value-type="float" office:value="2639.5" calcext:value-type="float">
            <text:p>2639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 number:grouping="true"/>
    </number:number-style>
    <number:number-style style:name="N134">
      <number:number number:decimal-places="0" loext:min-decimal-places="0" number:min-integer-digits="5"/>
    </number:number-style>
    <number:number-style style:name="N135">
      <number:number number:decimal-places="1" loext:min-decimal-places="1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0"/>
    </number:number-style>
    <number:number-style style:name="N13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7P0"/>
    </number:number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4T22:39:40.116044441</meta:creation-date>
    <dc:date>2021-03-14T22:47:28.397630535</dc:date>
    <meta:editing-duration>PT7M48S</meta:editing-duration>
    <meta:editing-cycles>1</meta:editing-cycles>
    <meta:document-statistic meta:table-count="1" meta:cell-count="310" meta:object-count="0"/>
    <meta:generator>LibreOffice/6.4.6.2$Linux_X86_64 LibreOffice_project/40$Build-2</meta:generator>
  </office:meta>
</office:document-meta>
</file>